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1050.0">
            <text:p>11 0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7200.0">
            <text:p>7 2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3850.0">
            <text:p>3 85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 office:string-value="2017-05-18">
            <text:p>2017-05-18</text:p>
          </table:table-cell>
          <table:table-cell office:value-type="string" office:string-value="note">
            <text:p>note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string" office:string-value="2017-05-18">
            <text:p>2017-05-18</text:p>
          </table:table-cell>
          <table:table-cell office:value-type="string" office:string-value="jTextField2">
            <text:p>jTextField2</text:p>
          </table:table-cell>
          <table:table-cell table:number-columns-repeated="6"/>
        </table:table-row>
        <table:table-row>
          <table:table-cell office:value-type="float" office:value="7">
            <text:p>7</text:p>
          </table:table-cell>
          <table:table-cell office:value-type="float" office:value="-5000">
            <text:p>-5 000</text:p>
          </table:table-cell>
          <table:table-cell office:value-type="string" office:string-value="2017-01-01">
            <text:p>2017-01-01</text:p>
          </table:table-cell>
          <table:table-cell office:value-type="string" office:string-value="something">
            <text:p>something</text:p>
          </table:table-cell>
          <table:table-cell table:number-columns-repeated="6"/>
        </table:table-row>
        <table:table-row>
          <table:table-cell office:value-type="float" office:value="8">
            <text:p>8</text:p>
          </table:table-cell>
          <table:table-cell office:value-type="float" office:value="2000">
            <text:p>2 000</text:p>
          </table:table-cell>
          <table:table-cell office:value-type="string" office:string-value="2017-05-13">
            <text:p>2017-05-13</text:p>
          </table:table-cell>
          <table:table-cell office:value-type="string" office:string-value="sdf">
            <text:p>sdf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